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otted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7.372cm" svg:y="12.938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97cm" svg:height="1.397cm" svg:x="12.571cm" svg:y="12.937cm">
          <text:p text:style-name="P1">r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8.769cm" svg:y1="13.637cm" svg:x2="12.571cm" svg:y2="13.636cm" draw:start-shape="id1" draw:start-glue-point="10" draw:end-shape="id2" draw:end-glue-point="6" svg:d="m8769 13637h1901v-1h1901">
          <text:p/>
        </draw:connector>
        <draw:custom-shape draw:style-name="gr3" draw:text-style-name="P1" xml:id="id5" draw:id="id5" draw:layer="layout" svg:width="1.27cm" svg:height="1.27cm" svg:x="2.732cm" svg:y="10.588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1.27cm" svg:height="1.27cm" svg:x="2.731cm" svg:y="12.487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7cm" svg:height="1.27cm" svg:x="2.73cm" svg:y="15.586cm">
          <text:p text:style-name="P1">c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413cm" svg:y1="14.019cm" svg:x2="3.413cm" svg:y2="15.57cm">
          <text:p/>
        </draw:line>
        <draw:connector draw:style-name="gr5" draw:text-style-name="P1" draw:layer="layout" draw:type="line" svg:x1="4cm" svg:y1="16.221cm" svg:x2="7.372cm" svg:y2="13.637cm" draw:start-shape="id3" draw:start-glue-point="1" draw:end-shape="id1" draw:end-glue-point="6" svg:d="m4000 16221 3372-2584">
          <text:p/>
        </draw:connector>
        <draw:connector draw:style-name="gr5" draw:text-style-name="P1" draw:layer="layout" draw:type="line" svg:x1="4.001cm" svg:y1="13.122cm" svg:x2="7.372cm" svg:y2="13.637cm" draw:start-shape="id4" draw:start-glue-point="1" draw:end-shape="id1" draw:end-glue-point="6" svg:d="m4001 13122 3371 515">
          <text:p/>
        </draw:connector>
        <draw:connector draw:style-name="gr5" draw:text-style-name="P1" draw:layer="layout" draw:type="line" svg:x1="4.002cm" svg:y1="11.223cm" svg:x2="7.372cm" svg:y2="13.637cm" draw:start-shape="id5" draw:start-glue-point="1" draw:end-shape="id1" draw:end-glue-point="6" svg:d="m4002 11223 3370 2414">
          <text:p/>
        </draw:connector>
        <draw:custom-shape draw:style-name="gr3" draw:text-style-name="P1" xml:id="id8" draw:id="id8" draw:layer="layout" svg:width="1.27cm" svg:height="1.27cm" svg:x="16.731cm" svg:y="10.587cm">
          <text:p text:style-name="P1">s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27cm" svg:height="1.27cm" svg:x="16.73cm" svg:y="12.486cm">
          <text:p text:style-name="P1">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27cm" svg:height="1.27cm" svg:x="16.729cm" svg:y="15.585cm">
          <text:p text:style-name="P1">s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7.412cm" svg:y1="14.018cm" svg:x2="17.412cm" svg:y2="15.569cm">
          <text:p/>
        </draw:line>
        <draw:connector draw:style-name="gr5" draw:text-style-name="P1" draw:layer="layout" draw:type="line" svg:x1="16.729cm" svg:y1="16.22cm" svg:x2="13.968cm" svg:y2="13.636cm" draw:start-shape="id6" draw:start-glue-point="3" draw:end-shape="id2" draw:end-glue-point="10" svg:d="m16729 16220-2761-2584">
          <text:p/>
        </draw:connector>
        <draw:connector draw:style-name="gr5" draw:text-style-name="P1" draw:layer="layout" draw:type="line" svg:x1="16.73cm" svg:y1="13.121cm" svg:x2="13.968cm" svg:y2="13.636cm" draw:start-shape="id7" draw:start-glue-point="3" draw:end-shape="id2" draw:end-glue-point="10" svg:d="m16730 13121-2762 515">
          <text:p/>
        </draw:connector>
        <draw:connector draw:style-name="gr5" draw:text-style-name="P1" draw:layer="layout" draw:type="line" svg:x1="16.731cm" svg:y1="11.222cm" svg:x2="13.968cm" svg:y2="13.635cm" draw:start-shape="id8" draw:start-glue-point="3" draw:end-shape="id2" svg:d="m16731 11222-2763 24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mmermann</meta:initial-creator>
    <meta:creation-date>2012-06-04T12:43:28</meta:creation-date>
    <dc:date>2012-06-04T12:50:44</dc:date>
    <dc:creator>Daniel Sommermann</dc:creator>
    <meta:editing-duration>P0D</meta:editing-duration>
    <meta:editing-cycles>1</meta:editing-cycles>
    <meta:document-statistic meta:object-count="17"/>
    <meta:generator>LibreOffice/3.5$Linux_x86 LibreOffice_project/350m1$Build-2</meta:generator>
  </office:meta>
</office:document-meta>
</file>